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2" table:default-cell-style-name="ce108"/>
        <table:table-column table:style-name="co4" table:number-columns-repeated="5" table:default-cell-style-name="ce108"/>
        <table:table-column table:style-name="co4" table:number-columns-repeated="97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2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27"/>
          <table:table-cell table:style-name="ce26" table:number-columns-repeated="40"/>
          <table:table-cell table:style-name="ce28" table:number-columns-repeated="93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style-name="ce16" table:number-columns-repeated="27"/>
          <table:table-cell table:style-name="ce24" table:number-columns-repeated="40"/>
          <table:table-cell table:style-name="ce27" table:number-columns-repeated="93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2"/>
          <table:table-cell table:number-columns-repeated="98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3" table:default-cell-style-name="ce108"/>
        <table:table-column table:style-name="co4" table:number-columns-repeated="5" table:default-cell-style-name="ce108"/>
        <table:table-column table:style-name="co4" table:number-columns-repeated="98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7" table:number-rows-spanned="1">
            <text:p>algorithmique</text:p>
          </table:table-cell>
          <table:covered-table-cell table:number-columns-repeated="6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1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8" office:value-type="string" calcext:value-type="string">
            <text:p>Le chou, la chèvre et le loup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1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41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18"/>
          <table:table-cell table:style-name="ce24" table:number-columns-repeated="40"/>
          <table:table-cell table:style-name="ce27" table:number-columns-repeated="94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4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1"/>
          <table:table-cell table:number-columns-repeated="987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7"/>
        </table:table-row>
        <table:table-row table:style-name="ro5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4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5"/>
          <table:table-cell table:number-columns-repeated="987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2"/>
          <table:table-cell table:style-name="ce104" table:number-columns-repeated="35"/>
          <table:table-cell table:number-columns-repeated="987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7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5"/>
          <table:table-cell table:number-columns-repeated="987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5"/>
          <table:table-cell table:number-columns-repeated="987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87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1"/>
          <table:table-cell table:number-columns-repeated="987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7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5"/>
          <table:table-cell table:number-columns-repeated="98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5"/>
          <table:table-cell table:number-columns-repeated="98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4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5"/>
          <table:table-cell table:number-columns-repeated="987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87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87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5"/>
          <table:table-cell table:number-columns-repeated="987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5"/>
          <table:table-cell table:number-columns-repeated="987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16T17:18:32.961670926</dc:date>
    <meta:editing-duration>P87DT4H53M7S</meta:editing-duration>
    <meta:editing-cycles>651</meta:editing-cycles>
    <meta:generator>LibreOffice/6.1.5.2$Linux_X86_64 LibreOffice_project/10$Build-2</meta:generator>
    <meta:document-statistic meta:table-count="3" meta:cell-count="673" meta:object-count="0"/>
  </office:meta>
</office:document-meta>
</file>